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ProxyRequestHandler.invoke( Object proxy , Method method , Object [ ] arg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micProxyRequestHandler.getHttpServletRequestMetho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micProxyRequestHandler.DynamicProxyRequestHandler( HttpServletRequest req , String moun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